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i>cos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>cos</mi>
            </mrow>
            <mi>x</mi>
          </mrow>
        </mtd>
      </mtr>
      <mtr>
        <mtd>
          <mrow>
            <mi>ta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tan</mi>
              </mrow>
            </mrow>
            <mi>x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 mathvariant="italic">csc</mi>
              </mrow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n>....................................</mn>
          </mrow>
        </mtd>
      </mtr>
      <mtr>
        <mtd>
          <mrow>
            <mi mathvariant="italic">se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n>1</mn>
                <mi>cos</mi>
              </mfrac>
            </mrow>
            <mi>x</mi>
          </mrow>
        </mtd>
      </mtr>
      <mtr>
        <mtd>
          <mrow>
            <mi mathvariant="italic">cose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n>1</mn>
                <mi>sin</mi>
              </mfrac>
            </mrow>
            <mi>x</mi>
          </mrow>
        </mtd>
      </mtr>
      <mtr>
        <mtd>
          <mrow>
            <mn>....................................</mn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 mathvariant="italic">sec</mi>
            </mrow>
            <mi>x</mi>
          </mrow>
        </mtd>
      </mtr>
      <mtr>
        <mtd>
          <mrow>
            <mi>cot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cot</mi>
              </mrow>
            </mrow>
            <mi>x</mi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+</mo>
              <msup>
                <mi>sin</mi>
                <mn>2</mn>
              </msup>
            </mrow>
            <mrow>
              <mi>x</mi>
              <mo stretchy="false">=</mo>
              <mn>1</mn>
            </mrow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+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sin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−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tan</mi>
              <mn>2</mn>
            </msup>
            <mrow>
              <mi>x</mi>
              <mo stretchy="false">=</mo>
              <mfrac>
                <mrow>
                  <mrow>
                    <mn>1</mn>
                    <mo stretchy="false">−</mo>
                    <mi>cos</mi>
                  </mrow>
                  <mn>2u</mn>
                </mrow>
                <mrow>
                  <mrow>
                    <mn>1</mn>
                    <mo stretchy="false">+</mo>
                    <mi>cos</mi>
                  </mrow>
                  <mn>2u</mn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n>2u</mn>
              <mo stretchy="false">=</mo>
              <mn>2</mn>
            </mrow>
            <mi>sin</mi>
            <mi>u</mi>
            <mi>cos</mi>
            <mi>u</mi>
          </mrow>
        </mtd>
      </mtr>
      <mtr>
        <mtd>
          <mrow>
            <mi>cos</mi>
            <mrow>
              <mn>2u</mn>
              <mo stretchy="false">=</mo>
              <mrow>
                <msup>
                  <mi>cos</mi>
                  <mi>u</mi>
                </msup>
                <mo stretchy="false">−</mo>
                <msup>
                  <mi>sin</mi>
                  <mn>2</mn>
                </msup>
              </mrow>
            </mrow>
            <mi>u</mi>
          </mrow>
        </mtd>
      </mtr>
      <mtr>
        <mtd>
          <mrow>
            <mrow>
              <mi/>
              <mo stretchy="false">=</mo>
              <mn>2</mn>
            </mrow>
            <msup>
              <mi>cos</mi>
              <mn>2</mn>
            </msup>
            <mrow>
              <mi>u</mi>
              <mo stretchy="false">−</mo>
              <mn>1</mn>
            </mrow>
          </mrow>
        </mtd>
      </mtr>
      <mtr>
        <mtd>
          <mrow>
            <mrow>
              <mi/>
              <mo stretchy="false">=</mo>
              <mrow>
                <mn>1</mn>
                <mo stretchy="false">−</mo>
                <mn>2</mn>
              </mrow>
            </mrow>
            <msup>
              <mi>sin</mi>
              <mn>2</mn>
            </msup>
            <mi>u</mi>
          </mrow>
        </mtd>
      </mtr>
      <mtr>
        <mtd>
          <mrow>
            <mi>tan</mi>
            <mrow>
              <mn>2u</mn>
              <mo stretchy="false">=</mo>
              <mfrac>
                <mrow>
                  <mn>2</mn>
                  <mi>tan</mi>
                  <mi>u</mi>
                </mrow>
                <mrow>
                  <mrow>
                    <mn>1</mn>
                    <mo stretchy="false">−</mo>
                    <msup>
                      <mi>tan</mi>
                      <mn>2</mn>
                    </msup>
                  </mrow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sin</mi>
            </mrow>
            <mi>u</mi>
            <mi>cos</mi>
            <mrow>
              <mi>v</mi>
              <mo stretchy="false">±</mo>
              <mi>cos</mi>
            </mrow>
            <mi>u</mi>
            <mi>sin</mi>
            <mi>v</mi>
          </mrow>
        </mtd>
      </mtr>
      <mtr>
        <mtd>
          <mrow>
            <mi>cos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cos</mi>
            </mrow>
            <mi>u</mi>
            <mi>cos</mi>
            <mrow>
              <mi>v</mi>
              <mo stretchy="false">∓</mo>
              <mi>sin</mi>
            </mrow>
            <mi>u</mi>
            <mi>sin</mi>
            <mi>v</mi>
          </mrow>
        </mtd>
      </mtr>
      <mtr>
        <mtd>
          <mrow>
            <mi>ta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frac>
                <mrow>
                  <mi>tan</mi>
                  <mrow>
                    <mi>u</mi>
                    <mo stretchy="false">±</mo>
                    <mi>tan</mi>
                  </mrow>
                  <mi>v</mi>
                </mrow>
                <mrow>
                  <mrow>
                    <mn>1</mn>
                    <mo stretchy="false">∓</mo>
                    <mi>tan</mi>
                  </mrow>
                  <mi>u</mi>
                  <mi>tan</mi>
                  <mi>v</mi>
                </mrow>
              </mfrac>
            </mrow>
          </mrow>
        </mtd>
      </mtr>
      <mtr>
        <mtd>
          <mrow>
            <mi>sin</mi>
            <mrow>
              <mi>u</mi>
              <mo stretchy="false">+</mo>
              <mi>sin</mi>
            </mrow>
            <mrow>
              <mi>v</mi>
              <mo stretchy="false">=</mo>
              <mn>2</mn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sin</mi>
            <mrow>
              <mi>u</mi>
              <mo stretchy="false">−</mo>
              <mi>sin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+</mo>
              <mi>cos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−</mo>
              <mi>cos</mi>
            </mrow>
            <mrow>
              <mi>v</mi>
              <mo stretchy="false">=</mo>
              <mrow>
                <mo stretchy="false">−</mo>
                <mn>2</mn>
              </mrow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i>sin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row>
                <mo stretchy="false">[</mo>
                <mrow>
                  <mi>cos</mi>
                  <mrow>
                    <mrow>
                      <mo stretchy="false">(</mo>
                      <mrow>
                        <mrow>
                          <mi>u</mi>
                          <mo stretchy="false">−</mo>
                          <mi>v</mi>
                        </mrow>
                      </mrow>
                      <mo stretchy="false">)</mo>
                    </mrow>
                    <mo stretchy="false">−</mo>
                    <mi>cos</mi>
                  </mrow>
                  <mrow>
                    <mo stretchy="false">(</mo>
                    <mrow>
                      <mrow>
                        <mi>u</mi>
                        <mo stretchy="false">+</mo>
                        <mi>v</mi>
                      </mrow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>
          <mrow>
            <mi>cos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row>
                <mo stretchy="false">[</mo>
                <mrow>
                  <mi>cos</mi>
                  <mrow>
                    <mrow>
                      <mo stretchy="false">(</mo>
                      <mrow>
                        <mrow>
                          <mi>u</mi>
                          <mo stretchy="false">−</mo>
                          <mi>v</mi>
                        </mrow>
                      </mrow>
                      <mo stretchy="false">)</mo>
                    </mrow>
                    <mo stretchy="false">+</mo>
                    <mi>cos</mi>
                  </mrow>
                  <mrow>
                    <mo stretchy="false">(</mo>
                    <mrow>
                      <mrow>
                        <mi>u</mi>
                        <mo stretchy="false">+</mo>
                        <mi>v</mi>
                      </mrow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>
          <mrow>
            <mi>sin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row>
                <mo stretchy="false">[</mo>
                <mrow>
                  <mi>sin</mi>
                  <mrow>
                    <mrow>
                      <mo stretchy="false">(</mo>
                      <mrow>
                        <mrow>
                          <mi>u</mi>
                          <mo stretchy="false">+</mo>
                          <mi>v</mi>
                        </mrow>
                      </mrow>
                      <mo stretchy="false">)</mo>
                    </mrow>
                    <mo stretchy="false">+</mo>
                    <mi>sin</mi>
                  </mrow>
                  <mrow>
                    <mo stretchy="false">(</mo>
                    <mrow>
                      <mrow>
                        <mi>u</mi>
                        <mo stretchy="false">−</mo>
                        <mi>v</mi>
                      </mrow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>
          <mrow>
            <mi>cos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row>
                <mo stretchy="false">[</mo>
                <mrow>
                  <mi>sin</mi>
                  <mrow>
                    <mrow>
                      <mo stretchy="false">(</mo>
                      <mrow>
                        <mrow>
                          <mi>u</mi>
                          <mo stretchy="false">+</mo>
                          <mi>v</mi>
                        </mrow>
                      </mrow>
                      <mo stretchy="false">)</mo>
                    </mrow>
                    <mo stretchy="false">−</mo>
                    <mi>sin</mi>
                  </mrow>
                  <mrow>
                    <mo stretchy="false">(</mo>
                    <mrow>
                      <mrow>
                        <mi>u</mi>
                        <mo stretchy="false">−</mo>
                        <mi>v</mi>
                      </mrow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i>sin</mi>
            <mrow>
              <mi>u</mi>
              <mo stretchy="false">=</mo>
              <mfrac>
                <mn>1</mn>
                <mrow>
                  <mi mathvariant="italic">csc</mi>
                  <mi>u</mi>
                </mrow>
              </mfrac>
            </mrow>
          </mrow>
        </mtd>
      </mtr>
      <mtr>
        <mtd>
          <mrow>
            <mi>cos</mi>
            <mrow>
              <mi>u</mi>
              <mo stretchy="false">=</mo>
              <mfrac>
                <mn>1</mn>
                <mrow>
                  <mi mathvariant="italic">sec</mi>
                  <mi>u</mi>
                </mrow>
              </mfrac>
            </mrow>
          </mrow>
        </mtd>
      </mtr>
      <mtr>
        <mtd>
          <mrow>
            <mi>tan</mi>
            <mrow>
              <mi>u</mi>
              <mo stretchy="false">=</mo>
              <mfrac>
                <mn>1</mn>
                <mrow>
                  <mi>cot</mi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s</mi>
            </mrow>
            <mi>u</mi>
          </mrow>
        </mtd>
      </mtr>
      <mtr>
        <mtd>
          <mrow>
            <mi>cos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sin</mi>
            </mrow>
            <mi>u</mi>
          </mrow>
        </mtd>
      </mtr>
      <mtr>
        <mtd>
          <mrow>
            <mi>ta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t</mi>
            </mrow>
            <mi>u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sec</mi>
            </mrow>
            <mi>u</mi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csc</mi>
            </mrow>
            <mi>u</mi>
          </mrow>
        </mtd>
      </mtr>
      <mtr>
        <mtd>
          <mrow>
            <mi>cot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tan</mi>
            </mrow>
            <mi>u</mi>
          </mrow>
        </mtd>
      </mtr>
      <mtr>
        <mtd>
          <mrow/>
        </mtd>
      </mtr>
    </mtable>
    <annotation encoding="StarMath 5.0">sin (-x) = -sin x newline
	cos (-x) = cos x newline
tan (-x) = - tan x newline 
csc (-x) = -csc(x) newline
.................................... newline
sec (x) = 1 over cos x newline
cosec(x) = 1 over sin x newline
.................................... newline
sec (-x) = sec x newline
cot (-x) = -cot x newline newline

cos sup 2 x + sin sup 2 x = 1 newline newline
cos sup 2 x = 1 over 2 (1 + cos 2x) newline
sin sup 2 x = 1 over 2 (1 - cos 2x) newline
tan sup 2 x = {1 - cos 2u} over {1 + cos 2u} newline newline

sin 2u = 2 sin u cos u newline
cos 2u = cos sup u - sin sup 2 u newline 
~ = 2 cos sup 2 u - 1 newline
~ = 1 - 2 sin sup 2 u newline 
tan 2u = {2 tan u} over {1 - tan sup 2 u} newline
newline

sin (u+-v) = sin u cos v +- cos u sin v newline 
cos (u+-v) = cos u cos v -+ sin u sin v newline 
tan (u+-v) =  {tan u +- tan v} over {1 -+ tan u tan v} newline 

sin u + sin v = 2 sin {{u + v} over 2}.cos{{u-v} over 2} newline
sin u - sin v = 2 cos {{u + v} over 2}.sin{{u-v} over 2} newline

cos u + cos v = 2 cos {{u + v} over 2}.cos {{u-v} over 2} newline
cos u - cos v = -2 sin{{u + v} over 2}.sin {{u-v} over 2} newline newline

sin u sin v = 1 over 2 { [cos (u-v) - cos (u+v)]}newline
cos u cos v = 1 over 2 {[cos (u-v) + cos (u+v)]}newline
sin u cos v = 1 over 2 {[sin (u+v) + sin (u-v)]}newline
cos u sin v = 1 over 2 {[sin (u+v) - sin (u-v)]}newline newline

sin u = 1 over {csc u} newline
cos u = 1 over {sec u} newline
tan u = 1 over {cot u} newline newline

sin (%pi over 2 - u ) = cos u newline
cos (%pi over 2 - u ) = sin u newline
tan (%pi over 2 - u ) = cot u newline
csc (%pi over 2 - u ) = sec u newline
sec (%pi over 2 - u ) = csc u newline
cot (%pi over 2 - u ) = tan u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02:03</meta:creation-date>
    <meta:generator>LibreOffice/3.5$Linux_x86 LibreOffice_project/350m1$Build-2</meta:generator>
  </office:meta>
</office:document-meta>
</file>